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ContainerRo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RouteMatcher.matchAndExtract( String pattern , Route ro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ContainerRoute.PathContainerRoute( PathContainer path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RouteMatcher.PathPatternRouteMatcher( PathPatter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PatternRouteMatcher.combine( String pattern1 , String patter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RouteMatcher.match( String pattern , Route ro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RouteMatcher.getPathContainer( Route ro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ContainerRoute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RouteMatcher.getPatternComparator( Route ro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RouteMatcher.isPattern( String ro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RouteMatcher.parseRoute( String ro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RouteMatcher.PathPatternRou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PatternRouteMatcher.getPath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